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7.51pt" svg:height="227.37pt" svg:x="617.27pt" svg:y="25.63pt">
            <loext:p draw:notify-on-update-of-ranges="Sheet1.A4:Sheet1.A12 Sheet1.G4:Sheet1.G12 Sheet1.H4:Sheet1.H12 Sheet1.H4:Sheet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3pt" svg:x="625.07pt" svg:y="287.6pt">
            <loext:p draw:notify-on-update-of-ranges="Sheet1.A27:Sheet1.A35 Sheet1.B27:Sheet1.B35 Sheet1.C27:Sheet1.C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Window size optimization with 70aa data LinearSVC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3"/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ws</text:p>
          </table:table-cell>
          <table:table-cell table:number-columns-repeated="2"/>
          <table:table-cell table:style-name="ce1" table:number-columns-repeated="3"/>
          <table:table-cell table:style-name="ce2" office:value-type="string" calcext:value-type="string">
            <text:p>Mean accuracy</text:p>
          </table:table-cell>
          <table:table-cell table:style-name="ce2" office:value-type="string" calcext:value-type="string">
            <text:p>s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459143" calcext:value-type="float">
            <text:p>0.93459143</text:p>
          </table:table-cell>
          <table:table-cell office:value-type="float" office:value="0.9386124" calcext:value-type="float">
            <text:p>0.9386124</text:p>
          </table:table-cell>
          <table:table-cell table:style-name="ce1" office:value-type="float" office:value="0.93988208" calcext:value-type="float">
            <text:p>0.93988208</text:p>
          </table:table-cell>
          <table:table-cell table:style-name="ce1" office:value-type="float" office:value="0.93181454" calcext:value-type="float">
            <text:p>0.93181454</text:p>
          </table:table-cell>
          <table:table-cell table:style-name="ce1" office:value-type="float" office:value="0.93514487" calcext:value-type="float">
            <text:p>0.93514487</text:p>
          </table:table-cell>
          <table:table-cell table:style-name="ce1" table:formula="of:=AVERAGE([.B4:.F4] )" office:value-type="float" office:value="0.936009064" calcext:value-type="float">
            <text:p>0.936009064</text:p>
          </table:table-cell>
          <table:table-cell table:style-name="ce1" table:formula="of:=STDEV([.B4:.F4] )" office:value-type="float" office:value="0.0032453104735649" calcext:value-type="float">
            <text:p>0.00324531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3784767" calcext:value-type="float">
            <text:p>0.93784767</text:p>
          </table:table-cell>
          <table:table-cell office:value-type="float" office:value="0.94226334" calcext:value-type="float">
            <text:p>0.94226334</text:p>
          </table:table-cell>
          <table:table-cell table:style-name="ce1" office:value-type="float" office:value="0.94301502" calcext:value-type="float">
            <text:p>0.94301502</text:p>
          </table:table-cell>
          <table:table-cell table:style-name="ce1" office:value-type="float" office:value="0.93566292" calcext:value-type="float">
            <text:p>0.93566292</text:p>
          </table:table-cell>
          <table:table-cell table:style-name="ce1" office:value-type="float" office:value="0.93853687" calcext:value-type="float">
            <text:p>0.93853687</text:p>
          </table:table-cell>
          <table:table-cell table:style-name="ce1" table:formula="of:=AVERAGE([.B5:.F5] )" office:value-type="float" office:value="0.939465164" calcext:value-type="float">
            <text:p>0.939465164</text:p>
          </table:table-cell>
          <table:table-cell table:style-name="ce1" table:formula="of:=STDEV([.B5:.F5] )" office:value-type="float" office:value="0.00309702851834302" calcext:value-type="float">
            <text:p>0.00309702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4030219" calcext:value-type="float">
            <text:p>0.94030219</text:p>
          </table:table-cell>
          <table:table-cell office:value-type="float" office:value="0.94526056" calcext:value-type="float">
            <text:p>0.94526056</text:p>
          </table:table-cell>
          <table:table-cell table:style-name="ce1" office:value-type="float" office:value="0.94492686" calcext:value-type="float">
            <text:p>0.94492686</text:p>
          </table:table-cell>
          <table:table-cell table:style-name="ce1" office:value-type="float" office:value="0.93956064" calcext:value-type="float">
            <text:p>0.93956064</text:p>
          </table:table-cell>
          <table:table-cell table:style-name="ce1" office:value-type="float" office:value="0.94166985" calcext:value-type="float">
            <text:p>0.94166985</text:p>
          </table:table-cell>
          <table:table-cell table:style-name="ce1" table:formula="of:=AVERAGE([.B6:.F6] )" office:value-type="float" office:value="0.94234402" calcext:value-type="float">
            <text:p>0.94234402</text:p>
          </table:table-cell>
          <table:table-cell table:style-name="ce1" table:formula="of:=STDEV([.B6:.F6] )" office:value-type="float" office:value="0.00262431168115564" calcext:value-type="float">
            <text:p>0.00262431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4251002" calcext:value-type="float">
            <text:p>0.94251002</text:p>
          </table:table-cell>
          <table:table-cell office:value-type="float" office:value="0.94730805" calcext:value-type="float">
            <text:p>0.94730805</text:p>
          </table:table-cell>
          <table:table-cell table:style-name="ce1" office:value-type="float" office:value="0.94759109" calcext:value-type="float">
            <text:p>0.94759109</text:p>
          </table:table-cell>
          <table:table-cell table:style-name="ce1" office:value-type="float" office:value="0.94197822" calcext:value-type="float">
            <text:p>0.94197822</text:p>
          </table:table-cell>
          <table:table-cell table:style-name="ce1" office:value-type="float" office:value="0.94461781" calcext:value-type="float">
            <text:p>0.94461781</text:p>
          </table:table-cell>
          <table:table-cell table:style-name="ce1" table:formula="of:=AVERAGE([.B7:.F7] )" office:value-type="float" office:value="0.944801038" calcext:value-type="float">
            <text:p>0.944801038</text:p>
          </table:table-cell>
          <table:table-cell table:style-name="ce1" table:formula="of:=STDEV([.B7:.F7] )" office:value-type="float" office:value="0.0026134334106822" calcext:value-type="float">
            <text:p>0.00261343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4381745" calcext:value-type="float">
            <text:p>0.94381745</text:p>
          </table:table-cell>
          <table:table-cell office:value-type="float" office:value="0.94914585" calcext:value-type="float">
            <text:p>0.94914585</text:p>
          </table:table-cell>
          <table:table-cell table:style-name="ce1" office:value-type="float" office:value="0.94949059" calcext:value-type="float">
            <text:p>0.94949059</text:p>
          </table:table-cell>
          <table:table-cell table:style-name="ce1" office:value-type="float" office:value="0.94502485" calcext:value-type="float">
            <text:p>0.94502485</text:p>
          </table:table-cell>
          <table:table-cell table:style-name="ce1" office:value-type="float" office:value="0.94655434" calcext:value-type="float">
            <text:p>0.94655434</text:p>
          </table:table-cell>
          <table:table-cell table:style-name="ce1" table:formula="of:=AVERAGE([.B8:.F8] )" office:value-type="float" office:value="0.946806616" calcext:value-type="float">
            <text:p>0.946806616</text:p>
          </table:table-cell>
          <table:table-cell table:style-name="ce1" table:formula="of:=STDEV([.B8:.F8] )" office:value-type="float" office:value="0.00249244753073761" calcext:value-type="float">
            <text:p>0.002492447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94513722" calcext:value-type="float">
            <text:p>0.94513722</text:p>
          </table:table-cell>
          <table:table-cell office:value-type="float" office:value="0.95069997" calcext:value-type="float">
            <text:p>0.95069997</text:p>
          </table:table-cell>
          <table:table-cell table:style-name="ce1" office:value-type="float" office:value="0.9507117" calcext:value-type="float">
            <text:p>0.9507117</text:p>
          </table:table-cell>
          <table:table-cell table:style-name="ce1" office:value-type="float" office:value="0.94694905" calcext:value-type="float">
            <text:p>0.94694905</text:p>
          </table:table-cell>
          <table:table-cell table:style-name="ce1" office:value-type="float" office:value="0.94803449" calcext:value-type="float">
            <text:p>0.94803449</text:p>
          </table:table-cell>
          <table:table-cell table:style-name="ce1" table:formula="of:=AVERAGE([.B9:.F9] )" office:value-type="float" office:value="0.948306486" calcext:value-type="float">
            <text:p>0.948306486</text:p>
          </table:table-cell>
          <table:table-cell table:style-name="ce1" table:formula="of:=STDEV([.B9:.F9] )" office:value-type="float" office:value="0.0024225338666838" calcext:value-type="float">
            <text:p>0.00242253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4665433" calcext:value-type="float">
            <text:p>0.94665433</text:p>
          </table:table-cell>
          <table:table-cell office:value-type="float" office:value="0.95121801" calcext:value-type="float">
            <text:p>0.95121801</text:p>
          </table:table-cell>
          <table:table-cell table:style-name="ce1" office:value-type="float" office:value="0.95169845" calcext:value-type="float">
            <text:p>0.95169845</text:p>
          </table:table-cell>
          <table:table-cell table:style-name="ce1" office:value-type="float" office:value="0.94804682" calcext:value-type="float">
            <text:p>0.94804682</text:p>
          </table:table-cell>
          <table:table-cell table:style-name="ce1" office:value-type="float" office:value="0.94851554" calcext:value-type="float">
            <text:p>0.94851554</text:p>
          </table:table-cell>
          <table:table-cell table:style-name="ce1" table:formula="of:=AVERAGE([.B10:.F10] )" office:value-type="float" office:value="0.94922663" calcext:value-type="float">
            <text:p>0.94922663</text:p>
          </table:table-cell>
          <table:table-cell table:style-name="ce1" table:formula="of:=STDEV([.B10:.F10] )" office:value-type="float" office:value="0.0021557954640341" calcext:value-type="float">
            <text:p>0.00215579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4809744" calcext:value-type="float">
            <text:p>0.94809744</text:p>
          </table:table-cell>
          <table:table-cell office:value-type="float" office:value="0.95216775" calcext:value-type="float">
            <text:p>0.95216775</text:p>
          </table:table-cell>
          <table:table-cell table:style-name="ce1" office:value-type="float" office:value="0.95275921" calcext:value-type="float">
            <text:p>0.95275921</text:p>
          </table:table-cell>
          <table:table-cell table:style-name="ce1" office:value-type="float" office:value="0.9495393" calcext:value-type="float">
            <text:p>0.9495393</text:p>
          </table:table-cell>
          <table:table-cell table:style-name="ce1" office:value-type="float" office:value="0.94952697" calcext:value-type="float">
            <text:p>0.94952697</text:p>
          </table:table-cell>
          <table:table-cell table:style-name="ce1" table:formula="of:=AVERAGE([.B11:.F11] )" office:value-type="float" office:value="0.950418134" calcext:value-type="float">
            <text:p>0.950418134</text:p>
          </table:table-cell>
          <table:table-cell table:style-name="ce1" table:formula="of:=STDEV([.B11:.F11] )" office:value-type="float" office:value="0.0019681168728838" calcext:value-type="float">
            <text:p>0.00196811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4870182" calcext:value-type="float">
            <text:p>0.94870182</text:p>
          </table:table-cell>
          <table:table-cell office:value-type="float" office:value="0.95226642" calcext:value-type="float">
            <text:p>0.95226642</text:p>
          </table:table-cell>
          <table:table-cell table:style-name="ce1" office:value-type="float" office:value="0.95326492" calcext:value-type="float">
            <text:p>0.95326492</text:p>
          </table:table-cell>
          <table:table-cell table:style-name="ce1" office:value-type="float" office:value="0.95037805" calcext:value-type="float">
            <text:p>0.95037805</text:p>
          </table:table-cell>
          <table:table-cell table:style-name="ce1" office:value-type="float" office:value="0.9505014" calcext:value-type="float">
            <text:p>0.9505014</text:p>
          </table:table-cell>
          <table:table-cell table:style-name="ce1" table:formula="of:=AVERAGE([.B12:.F12] )" office:value-type="float" office:value="0.951022522" calcext:value-type="float">
            <text:p>0.951022522</text:p>
          </table:table-cell>
          <table:table-cell table:style-name="ce1" table:formula="of:=STDEV([.B12:.F12] )" office:value-type="float" office:value="0.00177821547451936" calcext:value-type="float">
            <text:p>0.0017782155</text:p>
          </table:table-cell>
        </table:table-row>
        <table:table-row table:style-name="ro1">
          <table:table-cell table:number-columns-repeated="3"/>
          <table:table-cell table:style-name="ce1" table:number-columns-repeated="5"/>
        </table:table-row>
        <table:table-row table:style-name="ro1" table:number-rows-repeated="10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Window size optimization with f1 score 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f1 score for S</text:p>
          </table:table-cell>
          <table:table-cell table:style-name="ce2" office:value-type="string" calcext:value-type="string">
            <text:p>Average f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706" calcext:value-type="float">
            <text:p>0.7706</text:p>
          </table:table-cell>
          <table:table-cell office:value-type="float" office:value="0.9338" calcext:value-type="float">
            <text:p>0.933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58" calcext:value-type="float">
            <text:p>0.7858</text:p>
          </table:table-cell>
          <table:table-cell office:value-type="float" office:value="0.9386" calcext:value-type="float">
            <text:p>0.938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942" calcext:value-type="float">
            <text:p>0.94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9458" calcext:value-type="float">
            <text:p>0.94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9465" calcext:value-type="float">
            <text:p>0.9465</text:p>
          </table:table-cell>
          <table:table-cell table:number-columns-repeated="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0.821" calcext:value-type="float">
            <text:p>0.821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9489" calcext:value-type="float">
            <text:p>0.948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9494" calcext:value-type="float">
            <text:p>0.949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232" calcext:value-type="float">
            <text:p>0.8232</text:p>
          </table:table-cell>
          <table:table-cell office:value-type="float" office:value="0.9505" calcext:value-type="float">
            <text:p>0.95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2:11:42.624088384</meta:creation-date>
    <dc:date>2017-03-14T01:06:28.227041782</dc:date>
    <meta:editing-duration>PT1H9M51S</meta:editing-duration>
    <meta:editing-cycles>14</meta:editing-cycles>
    <meta:generator>LibreOffice/5.1.6.2$Linux_X86_64 LibreOffice_project/10m0$Build-2</meta:generator>
    <meta:document-statistic meta:table-count="1" meta:cell-count="1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H4:Sheet1.H12" chart:error-lower-range="Sheet1.H4:Sheet1.H12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Sheet1.H4:Sheet1.H12" chart:error-lower-range="Sheet1.H4:Sheet1.H12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H4:Sheet1.H12" chart:error-lower-range="Sheet1.H4:Sheet1.H12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3cm" svg:height="8.022cm" xlink:href=".." xlink:type="simple" chart:class="chart:scatter" chart:style-name="ch1">
        <chart:title svg:x="3.63cm" svg:y="0.296cm" chart:style-name="ch2">
          <text:p>Window size optimization-LinearSVC</text:p>
        </chart:title>
        <chart:plot-area chart:style-name="ch3" table:cell-range-address="Sheet1.A4:Sheet1.A12 Sheet1.G4:Sheet1.G12" svg:x="1.305cm" svg:y="1.235cm" svg:width="13.131cm" svg:height="5.646cm">
          <chartooo:coordinate-region svg:x="2.403cm" svg:y="1.435cm" svg:width="11.846cm" svg:height="4.8cm"/>
          <chart:axis chart:dimension="x" chart:name="primary-x" chart:style-name="ch4">
            <chart:title svg:x="6.331cm" svg:y="7.041cm" chart:style-name="ch5">
              <text:p>CV Score (accuracy)</text:p>
            </chart:title>
          </chart:axis>
          <chart:axis chart:dimension="y" chart:name="primary-y" chart:style-name="ch4">
            <chart:title svg:x="0.451cm" svg:y="5.028cm" chart:style-name="ch6">
              <text:p>Window size</text:p>
            </chart:title>
            <chart:grid chart:style-name="ch7" chart:class="major"/>
          </chart:axis>
          <chart:series chart:style-name="ch8" chart:values-cell-range-address="Sheet1.G4:Sheet1.G12" chart:class="chart:scatter">
            <chart:domain table:cell-range-address="Sheet1.A4:Sheet1.A12"/>
            <chart:error-indicator chart:style-name="ch9" chart:dimension="y"/>
            <chart:data-point/>
            <chart:data-point chart:style-name="ch10"/>
            <chart:data-point chart:repeated="3"/>
            <chart:data-point chart:style-name="ch10"/>
            <chart:data-point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4:Sheet1.A12</svg:desc>
                </draw:g>
              </table:table-cell>
              <table:table-cell office:value-type="float" office:value="0.936009064">
                <text:p>0.936009064</text:p>
                <draw:g>
                  <svg:desc>Sheet1.G4:Sheet1.G12</svg:desc>
                </draw:g>
              </table:table-cell>
              <table:table-cell office:value-type="float" office:value="0.0032453104735649">
                <text:p>0.0032453104735649</text:p>
                <draw:g>
                  <svg:desc>Sheet1.H4:Sheet1.H12</svg:desc>
                </draw:g>
              </table:table-cell>
              <table:table-cell office:value-type="float" office:value="0.0032453104735649">
                <text:p>0.0032453104735649</text:p>
                <draw:g>
                  <svg:desc>Sheet1.H4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0.939465164">
                <text:p>0.939465164</text:p>
              </table:table-cell>
              <table:table-cell office:value-type="float" office:value="0.00309702851834302">
                <text:p>0.00309702851834302</text:p>
              </table:table-cell>
              <table:table-cell office:value-type="float" office:value="0.00309702851834302">
                <text:p>0.00309702851834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.94234402">
                <text:p>0.94234402</text:p>
              </table:table-cell>
              <table:table-cell office:value-type="float" office:value="0.00262431168115564">
                <text:p>0.00262431168115564</text:p>
              </table:table-cell>
              <table:table-cell office:value-type="float" office:value="0.00262431168115564">
                <text:p>0.00262431168115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0.944801038">
                <text:p>0.944801038</text:p>
              </table:table-cell>
              <table:table-cell office:value-type="float" office:value="0.0026134334106822">
                <text:p>0.0026134334106822</text:p>
              </table:table-cell>
              <table:table-cell office:value-type="float" office:value="0.0026134334106822">
                <text:p>0.0026134334106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0.946806616">
                <text:p>0.946806616</text:p>
              </table:table-cell>
              <table:table-cell office:value-type="float" office:value="0.00249244753073761">
                <text:p>0.00249244753073761</text:p>
              </table:table-cell>
              <table:table-cell office:value-type="float" office:value="0.00249244753073761">
                <text:p>0.00249244753073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48306486">
                <text:p>0.948306486</text:p>
              </table:table-cell>
              <table:table-cell office:value-type="float" office:value="0.0024225338666838">
                <text:p>0.0024225338666838</text:p>
              </table:table-cell>
              <table:table-cell office:value-type="float" office:value="0.0024225338666838">
                <text:p>0.0024225338666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0.94922663">
                <text:p>0.94922663</text:p>
              </table:table-cell>
              <table:table-cell office:value-type="float" office:value="0.0021557954640341">
                <text:p>0.0021557954640341</text:p>
              </table:table-cell>
              <table:table-cell office:value-type="float" office:value="0.0021557954640341">
                <text:p>0.0021557954640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0.950418134">
                <text:p>0.950418134</text:p>
              </table:table-cell>
              <table:table-cell office:value-type="float" office:value="0.0019681168728838">
                <text:p>0.0019681168728838</text:p>
              </table:table-cell>
              <table:table-cell office:value-type="float" office:value="0.0019681168728838">
                <text:p>0.0019681168728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0.951022522">
                <text:p>0.951022522</text:p>
              </table:table-cell>
              <table:table-cell office:value-type="float" office:value="0.00177821547451936">
                <text:p>0.00177821547451936</text:p>
              </table:table-cell>
              <table:table-cell office:value-type="float" office:value="0.00177821547451936">
                <text:p>0.00177821547451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8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gap-width="8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diamond" chart:symbol-width="0.1cm" chart:symbol-height="0.1cm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4.051cm" svg:y="0.316cm" chart:style-name="ch2">
          <text:p>Window size optimization with f1-score</text:p>
        </chart:title>
        <chart:legend chart:legend-position="end" svg:x="10.867cm" svg:y="3.705cm" style:legend-expansion="high" chart:style-name="ch3"/>
        <chart:plot-area chart:style-name="ch4" table:cell-range-address="Sheet1.A27:Sheet1.C35" chart:data-source-has-labels="both" svg:x="1.33cm" svg:y="1.275cm" svg:width="9.218cm" svg:height="6.569cm">
          <chartooo:coordinate-region svg:x="2.242cm" svg:y="1.474cm" svg:width="7.207cm" svg:height="5.723cm"/>
          <chart:axis chart:dimension="x" chart:name="primary-x" chart:style-name="ch5" chartooo:axis-type="auto">
            <chartooo:date-scale/>
            <chart:title svg:x="5.3cm" svg:y="8.024cm" chart:style-name="ch6">
              <text:p>f1-score</text:p>
            </chart:title>
            <chart:categories table:cell-range-address="Sheet1.A27:Sheet1.A35"/>
          </chart:axis>
          <chart:axis chart:dimension="y" chart:name="primary-y" chart:style-name="ch7">
            <chart:title svg:x="0.451cm" svg:y="5.529cm" chart:style-name="ch8">
              <text:p>Window siz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27:Sheet1.B35" loext:label-string="sp_f1score" chart:class="chart:bar">
            <chart:data-point chart:repeated="3"/>
            <chart:data-point chart:style-name="ch12"/>
            <chart:data-point chart:repeated="5"/>
          </chart:series>
          <chart:series chart:attached-axis="secondary-y" chart:style-name="ch13" chart:values-cell-range-address="Sheet1.C27:Sheet1.C35" loext:label-string="average_f1score" chart:class="chart:bar">
            <chart:regression-curve chart:style-name="ch14"/>
            <chart:data-point chart:repeated="4"/>
            <chart:data-point chart:style-name="ch15" chart:repeated="2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_f1score</text:p>
              </table:table-cell>
              <table:table-cell office:value-type="string">
                <text:p>average_f1score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27:Sheet1.A35</svg:desc>
                </draw:g>
              </table:table-cell>
              <table:table-cell office:value-type="float" office:value="0.7706">
                <text:p>0.7706</text:p>
                <draw:g>
                  <svg:desc>Sheet1.B27:Sheet1.B35</svg:desc>
                </draw:g>
              </table:table-cell>
              <table:table-cell office:value-type="float" office:value="0.9338">
                <text:p>0.9338</text:p>
                <draw:g>
                  <svg:desc>Sheet1.C27:Sheet1.C35</svg:desc>
                </draw:g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858">
                <text:p>0.7858</text:p>
              </table:table-cell>
              <table:table-cell office:value-type="float" office:value="0.9386">
                <text:p>0.93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962">
                <text:p>0.7962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079">
                <text:p>0.8079</text:p>
              </table:table-cell>
              <table:table-cell office:value-type="float" office:value="0.9458">
                <text:p>0.945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103">
                <text:p>0.8103</text:p>
              </table:table-cell>
              <table:table-cell office:value-type="float" office:value="0.9465">
                <text:p>0.94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21">
                <text:p>0.82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8181">
                <text:p>0.8181</text:p>
              </table:table-cell>
              <table:table-cell office:value-type="float" office:value="0.9489">
                <text:p>0.94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205">
                <text:p>0.8205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8232">
                <text:p>0.8232</text:p>
              </table:table-cell>
              <table:table-cell office:value-type="float" office:value="0.9505">
                <text:p>0.9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